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-FER AMAZONAS E.I.R.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HAVEZ GONZALES, JARLIN KEVI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6062915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CORNEJO VIENA, DANICA LEIS</text:p>
          </table:table-cell>
          <table:covered-table-cell/>
          <table:covered-table-cell/>
          <table:table-cell table:style-name="Tabla1.E3" table:number-columns-spanned="2" office:value-type="string">
            <text:p text:style-name="P7">DNI:60954632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3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2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59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29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9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7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2T20:31:23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